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1B117001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2</text:p>
          </table:table-cell>
          <table:table-cell office:value-type="float" office:value="50203683" calcext:value-type="float">
            <text:p>50203683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3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4</text:p>
          </table:table-cell>
          <table:table-cell office:value-type="float" office:value="50222551" calcext:value-type="float">
            <text:p>502225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5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6</text:p>
          </table:table-cell>
          <table:table-cell office:value-type="float" office:value="50220276" calcext:value-type="float">
            <text:p>5022027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7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8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09</text:p>
          </table:table-cell>
          <table:table-cell office:value-type="float" office:value="50204729" calcext:value-type="float">
            <text:p>5020472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0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1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2</text:p>
          </table:table-cell>
          <table:table-cell office:value-type="float" office:value="50203683" calcext:value-type="float">
            <text:p>50203683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3</text:p>
          </table:table-cell>
          <table:table-cell office:value-type="float" office:value="20539749" calcext:value-type="float">
            <text:p>20539749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4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5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6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7</text:p>
          </table:table-cell>
          <table:table-cell office:value-type="float" office:value="50201393" calcext:value-type="float">
            <text:p>50201393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19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1</text:p>
          </table:table-cell>
          <table:table-cell office:value-type="float" office:value="50202500" calcext:value-type="float">
            <text:p>5020250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2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3</text:p>
          </table:table-cell>
          <table:table-cell office:value-type="float" office:value="50203689" calcext:value-type="float">
            <text:p>5020368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4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5</text:p>
          </table:table-cell>
          <table:table-cell office:value-type="float" office:value="50219620" calcext:value-type="float">
            <text:p>5021962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6</text:p>
          </table:table-cell>
          <table:table-cell office:value-type="float" office:value="50222478" calcext:value-type="float">
            <text:p>5022247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7</text:p>
          </table:table-cell>
          <table:table-cell office:value-type="float" office:value="50222418" calcext:value-type="float">
            <text:p>5022241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8</text:p>
          </table:table-cell>
          <table:table-cell office:value-type="float" office:value="50203686" calcext:value-type="float">
            <text:p>5020368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2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0</text:p>
          </table:table-cell>
          <table:table-cell office:value-type="float" office:value="50204013" calcext:value-type="float">
            <text:p>502040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1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2</text:p>
          </table:table-cell>
          <table:table-cell office:value-type="float" office:value="50222412" calcext:value-type="float">
            <text:p>5022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3</text:p>
          </table:table-cell>
          <table:table-cell office:value-type="float" office:value="50219460" calcext:value-type="float">
            <text:p>5021946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4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5</text:p>
          </table:table-cell>
          <table:table-cell office:value-type="float" office:value="50204719" calcext:value-type="float">
            <text:p>50204719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6</text:p>
          </table:table-cell>
          <table:table-cell office:value-type="float" office:value="50202494" calcext:value-type="float">
            <text:p>50202494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8</text:p>
          </table:table-cell>
          <table:table-cell office:value-type="float" office:value="50200376" calcext:value-type="float">
            <text:p>5020037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39</text:p>
          </table:table-cell>
          <table:table-cell office:value-type="float" office:value="50203313" calcext:value-type="float">
            <text:p>502033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40</text:p>
          </table:table-cell>
          <table:table-cell office:value-type="float" office:value="20503421" calcext:value-type="float">
            <text:p>20503421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117041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08</text:p>
          </table:table-cell>
          <table:table-cell office:value-type="float" office:value="50205416" calcext:value-type="float">
            <text:p>50205416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27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28</text:p>
          </table:table-cell>
          <table:table-cell office:value-type="float" office:value="50205416" calcext:value-type="float">
            <text:p>50205416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3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34</text:p>
          </table:table-cell>
          <table:table-cell office:value-type="float" office:value="50200384" calcext:value-type="float">
            <text:p>50200384</text:p>
          </table:table-cell>
          <table:table-cell office:value-type="string" calcext:value-type="string">
            <text:p>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38</text:p>
          </table:table-cell>
          <table:table-cell office:value-type="float" office:value="50205726" calcext:value-type="float">
            <text:p>5020572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40</text:p>
          </table:table-cell>
          <table:table-cell office:value-type="float" office:value="50205413" calcext:value-type="float">
            <text:p>502054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41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5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53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54</text:p>
          </table:table-cell>
          <table:table-cell office:value-type="float" office:value="50205717" calcext:value-type="float">
            <text:p>502057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5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66</text:p>
          </table:table-cell>
          <table:table-cell office:value-type="float" office:value="50200384" calcext:value-type="float">
            <text:p>5020038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68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73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80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84</text:p>
          </table:table-cell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212090</text:p>
          </table:table-cell>
          <table:table-cell office:value-type="float" office:value="50222585" calcext:value-type="float">
            <text:p>5022258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73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0</text:p>
          </table:table-cell>
          <table:table-cell office:value-type="float" office:value="50222587" calcext:value-type="float">
            <text:p>50222587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42</text:p>
          </table:table-cell>
          <table:table-cell office:value-type="float" office:value="69725513" calcext:value-type="float">
            <text:p>69725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5</text:p>
          </table:table-cell>
          <table:table-cell office:value-type="float" office:value="69788190" calcext:value-type="float">
            <text:p>6978819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8:38:24.501522274</meta:creation-date>
    <dc:date>2019-01-28T08:46:47.800755693</dc:date>
    <meta:editing-duration>PT8M22S</meta:editing-duration>
    <meta:editing-cycles>3</meta:editing-cycles>
    <meta:generator>LibreOffice/6.1.3.2$MacOSX_X86_64 LibreOffice_project/86daf60bf00efa86ad547e59e09d6bb77c699acb</meta:generator>
    <meta:document-statistic meta:table-count="1" meta:cell-count="183" meta:object-count="0"/>
  </office:meta>
</office:document-meta>
</file>